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3.28mm"/>
    </style:style>
    <style:style style:name="co2" style:family="table-column">
      <style:table-column-properties fo:break-before="auto" style:column-width="28.19mm"/>
    </style:style>
    <style:style style:name="co3" style:family="table-column">
      <style:table-column-properties fo:break-before="auto" style:column-width="21.2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untimes" table:style-name="ta1">
        <table:shapes>
          <draw:frame draw:z-index="0" draw:style-name="gr1" draw:text-style-name="P1" svg:width="452.51mm" svg:height="214.04mm" svg:x="83.14mm" svg:y="11.44mm">
            <loext:p draw:notify-on-update-of-ranges="runtimes.A1:runtimes.A60 runtimes.B1:runtimes.B6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16.01mm" svg:height="185.44mm" svg:x="85.46mm" svg:y="234.51mm">
            <loext:p draw:notify-on-update-of-ranges="runtimes.A1:runtimes.A60 runtimes.C1:runtimes.C6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.6927529358" calcext:value-type="float">
            <text:p>0.6927529358</text:p>
          </table:table-cell>
          <table:table-cell office:value-type="float" office:value="5761454" calcext:value-type="float">
            <text:p>5761454</text:p>
          </table:table-cell>
        </table:table-row>
        <table:table-row table:style-name="ro1">
          <table:table-cell office:value-type="float" office:value="200000000" calcext:value-type="float">
            <text:p>200000000</text:p>
          </table:table-cell>
          <table:table-cell office:value-type="float" office:value="1.5407490117" calcext:value-type="float">
            <text:p>1.5407490117</text:p>
          </table:table-cell>
          <table:table-cell office:value-type="float" office:value="11078936" calcext:value-type="float">
            <text:p>11078936</text:p>
          </table:table-cell>
        </table:table-row>
        <table:table-row table:style-name="ro1">
          <table:table-cell office:value-type="float" office:value="300000000" calcext:value-type="float">
            <text:p>300000000</text:p>
          </table:table-cell>
          <table:table-cell office:value-type="float" office:value="2.2783710453" calcext:value-type="float">
            <text:p>2.2783710453</text:p>
          </table:table-cell>
          <table:table-cell office:value-type="float" office:value="16252324" calcext:value-type="float">
            <text:p>16252324</text:p>
          </table:table-cell>
        </table:table-row>
        <table:table-row table:style-name="ro1">
          <table:table-cell office:value-type="float" office:value="400000000" calcext:value-type="float">
            <text:p>400000000</text:p>
          </table:table-cell>
          <table:table-cell office:value-type="float" office:value="3.1714290402" calcext:value-type="float">
            <text:p>3.1714290402</text:p>
          </table:table-cell>
          <table:table-cell office:value-type="float" office:value="21336325" calcext:value-type="float">
            <text:p>21336325</text:p>
          </table:table-cell>
        </table:table-row>
        <table:table-row table:style-name="ro1">
          <table:table-cell office:value-type="float" office:value="500000000" calcext:value-type="float">
            <text:p>500000000</text:p>
          </table:table-cell>
          <table:table-cell office:value-type="float" office:value="3.9901179841" calcext:value-type="float">
            <text:p>3.9901179841</text:p>
          </table:table-cell>
          <table:table-cell office:value-type="float" office:value="26355866" calcext:value-type="float">
            <text:p>26355866</text:p>
          </table:table-cell>
        </table:table-row>
        <table:table-row table:style-name="ro1">
          <table:table-cell office:value-type="float" office:value="600000000" calcext:value-type="float">
            <text:p>600000000</text:p>
          </table:table-cell>
          <table:table-cell office:value-type="float" office:value="5.011878017" calcext:value-type="float">
            <text:p>5.011878017</text:p>
          </table:table-cell>
          <table:table-cell office:value-type="float" office:value="31324702" calcext:value-type="float">
            <text:p>31324702</text:p>
          </table:table-cell>
        </table:table-row>
        <table:table-row table:style-name="ro1">
          <table:table-cell office:value-type="float" office:value="700000000" calcext:value-type="float">
            <text:p>700000000</text:p>
          </table:table-cell>
          <table:table-cell office:value-type="float" office:value="5.5832778916" calcext:value-type="float">
            <text:p>5.5832778916</text:p>
          </table:table-cell>
          <table:table-cell office:value-type="float" office:value="36252930" calcext:value-type="float">
            <text:p>36252930</text:p>
          </table:table-cell>
        </table:table-row>
        <table:table-row table:style-name="ro1">
          <table:table-cell office:value-type="float" office:value="800000000" calcext:value-type="float">
            <text:p>800000000</text:p>
          </table:table-cell>
          <table:table-cell office:value-type="float" office:value="6.8093409411" calcext:value-type="float">
            <text:p>6.8093409411</text:p>
          </table:table-cell>
          <table:table-cell office:value-type="float" office:value="41146178" calcext:value-type="float">
            <text:p>41146178</text:p>
          </table:table-cell>
        </table:table-row>
        <table:table-row table:style-name="ro1">
          <table:table-cell office:value-type="float" office:value="900000000" calcext:value-type="float">
            <text:p>900000000</text:p>
          </table:table-cell>
          <table:table-cell office:value-type="float" office:value="7.3026679844" calcext:value-type="float">
            <text:p>7.3026679844</text:p>
          </table:table-cell>
          <table:table-cell office:value-type="float" office:value="46009214" calcext:value-type="float">
            <text:p>46009214</text:p>
          </table:table-cell>
        </table:table-row>
        <table:table-row table:style-name="ro1">
          <table:table-cell office:value-type="float" office:value="1000000000" calcext:value-type="float">
            <text:p>1000000000</text:p>
          </table:table-cell>
          <table:table-cell office:value-type="float" office:value="8.0484920487" calcext:value-type="float">
            <text:p>8.0484920487</text:p>
          </table:table-cell>
          <table:table-cell office:value-type="float" office:value="50847533" calcext:value-type="float">
            <text:p>50847533</text:p>
          </table:table-cell>
        </table:table-row>
        <table:table-row table:style-name="ro1">
          <table:table-cell office:value-type="float" office:value="1100000000" calcext:value-type="float">
            <text:p>1100000000</text:p>
          </table:table-cell>
          <table:table-cell office:value-type="float" office:value="9.4263940965" calcext:value-type="float">
            <text:p>9.4263940965</text:p>
          </table:table-cell>
          <table:table-cell office:value-type="float" office:value="55662469" calcext:value-type="float">
            <text:p>55662469</text:p>
          </table:table-cell>
        </table:table-row>
        <table:table-row table:style-name="ro1">
          <table:table-cell office:value-type="float" office:value="1200000000" calcext:value-type="float">
            <text:p>1200000000</text:p>
          </table:table-cell>
          <table:table-cell office:value-type="float" office:value="10.0174689825" calcext:value-type="float">
            <text:p>10.0174689825</text:p>
          </table:table-cell>
          <table:table-cell office:value-type="float" office:value="60454704" calcext:value-type="float">
            <text:p>60454704</text:p>
          </table:table-cell>
        </table:table-row>
        <table:table-row table:style-name="ro1">
          <table:table-cell office:value-type="float" office:value="1300000000" calcext:value-type="float">
            <text:p>1300000000</text:p>
          </table:table-cell>
          <table:table-cell office:value-type="float" office:value="10.3775840185" calcext:value-type="float">
            <text:p>10.3775840185</text:p>
          </table:table-cell>
          <table:table-cell office:value-type="float" office:value="65228332" calcext:value-type="float">
            <text:p>65228332</text:p>
          </table:table-cell>
        </table:table-row>
        <table:table-row table:style-name="ro1">
          <table:table-cell office:value-type="float" office:value="1400000000" calcext:value-type="float">
            <text:p>1400000000</text:p>
          </table:table-cell>
          <table:table-cell office:value-type="float" office:value="11.0751651153" calcext:value-type="float">
            <text:p>11.0751651153</text:p>
          </table:table-cell>
          <table:table-cell office:value-type="float" office:value="69985472" calcext:value-type="float">
            <text:p>69985472</text:p>
          </table:table-cell>
        </table:table-row>
        <table:table-row table:style-name="ro1">
          <table:table-cell office:value-type="float" office:value="1500000000" calcext:value-type="float">
            <text:p>1500000000</text:p>
          </table:table-cell>
          <table:table-cell office:value-type="float" office:value="11.9925879208" calcext:value-type="float">
            <text:p>11.9925879208</text:p>
          </table:table-cell>
          <table:table-cell office:value-type="float" office:value="74726527" calcext:value-type="float">
            <text:p>74726527</text:p>
          </table:table-cell>
        </table:table-row>
        <table:table-row table:style-name="ro1">
          <table:table-cell office:value-type="float" office:value="1600000000" calcext:value-type="float">
            <text:p>1600000000</text:p>
          </table:table-cell>
          <table:table-cell office:value-type="float" office:value="13.9449501191" calcext:value-type="float">
            <text:p>13.9449501191</text:p>
          </table:table-cell>
          <table:table-cell office:value-type="float" office:value="79451832" calcext:value-type="float">
            <text:p>79451832</text:p>
          </table:table-cell>
        </table:table-row>
        <table:table-row table:style-name="ro1">
          <table:table-cell office:value-type="float" office:value="1700000000" calcext:value-type="float">
            <text:p>1700000000</text:p>
          </table:table-cell>
          <table:table-cell office:value-type="float" office:value="14.2521269333" calcext:value-type="float">
            <text:p>14.2521269333</text:p>
          </table:table-cell>
          <table:table-cell office:value-type="float" office:value="84163018" calcext:value-type="float">
            <text:p>84163018</text:p>
          </table:table-cell>
        </table:table-row>
        <table:table-row table:style-name="ro1">
          <table:table-cell office:value-type="float" office:value="1800000000" calcext:value-type="float">
            <text:p>1800000000</text:p>
          </table:table-cell>
          <table:table-cell office:value-type="float" office:value="14.924550968" calcext:value-type="float">
            <text:p>14.924550968</text:p>
          </table:table-cell>
          <table:table-cell office:value-type="float" office:value="88862421" calcext:value-type="float">
            <text:p>88862421</text:p>
          </table:table-cell>
        </table:table-row>
        <table:table-row table:style-name="ro1">
          <table:table-cell office:value-type="float" office:value="1900000000" calcext:value-type="float">
            <text:p>1900000000</text:p>
          </table:table-cell>
          <table:table-cell office:value-type="float" office:value="16.3945279494" calcext:value-type="float">
            <text:p>16.3945279494</text:p>
          </table:table-cell>
          <table:table-cell office:value-type="float" office:value="93547927" calcext:value-type="float">
            <text:p>93547927</text:p>
          </table:table-cell>
        </table:table-row>
        <table:table-row table:style-name="ro1">
          <table:table-cell office:value-type="float" office:value="2000000000" calcext:value-type="float">
            <text:p>2000000000</text:p>
          </table:table-cell>
          <table:table-cell office:value-type="float" office:value="16.617560026" calcext:value-type="float">
            <text:p>16.617560026</text:p>
          </table:table-cell>
          <table:table-cell office:value-type="float" office:value="98222286" calcext:value-type="float">
            <text:p>98222286</text:p>
          </table:table-cell>
        </table:table-row>
        <table:table-row table:style-name="ro1">
          <table:table-cell office:value-type="float" office:value="2100000000" calcext:value-type="float">
            <text:p>2100000000</text:p>
          </table:table-cell>
          <table:table-cell office:value-type="float" office:value="17.4123429244" calcext:value-type="float">
            <text:p>17.4123429244</text:p>
          </table:table-cell>
          <table:table-cell office:value-type="float" office:value="102886525" calcext:value-type="float">
            <text:p>102886525</text:p>
          </table:table-cell>
        </table:table-row>
        <table:table-row table:style-name="ro1">
          <table:table-cell office:value-type="float" office:value="2200000000" calcext:value-type="float">
            <text:p>2200000000</text:p>
          </table:table-cell>
          <table:table-cell office:value-type="float" office:value="19.252283056" calcext:value-type="float">
            <text:p>19.252283056</text:p>
          </table:table-cell>
          <table:table-cell office:value-type="float" office:value="107540121" calcext:value-type="float">
            <text:p>107540121</text:p>
          </table:table-cell>
        </table:table-row>
        <table:table-row table:style-name="ro1">
          <table:table-cell office:value-type="float" office:value="2300000000" calcext:value-type="float">
            <text:p>2300000000</text:p>
          </table:table-cell>
          <table:table-cell office:value-type="float" office:value="20.0979319791" calcext:value-type="float">
            <text:p>20.0979319791</text:p>
          </table:table-cell>
          <table:table-cell office:value-type="float" office:value="112184939" calcext:value-type="float">
            <text:p>112184939</text:p>
          </table:table-cell>
        </table:table-row>
        <table:table-row table:style-name="ro1">
          <table:table-cell office:value-type="float" office:value="2400000000" calcext:value-type="float">
            <text:p>2400000000</text:p>
          </table:table-cell>
          <table:table-cell office:value-type="float" office:value="20.6734950301" calcext:value-type="float">
            <text:p>20.6734950301</text:p>
          </table:table-cell>
          <table:table-cell office:value-type="float" office:value="116818446" calcext:value-type="float">
            <text:p>116818446</text:p>
          </table:table-cell>
        </table:table-row>
        <table:table-row table:style-name="ro1">
          <table:table-cell office:value-type="float" office:value="2500000000" calcext:value-type="float">
            <text:p>2500000000</text:p>
          </table:table-cell>
          <table:table-cell office:value-type="float" office:value="22.0877529756" calcext:value-type="float">
            <text:p>22.0877529756</text:p>
          </table:table-cell>
          <table:table-cell office:value-type="float" office:value="121443370" calcext:value-type="float">
            <text:p>121443370</text:p>
          </table:table-cell>
        </table:table-row>
        <table:table-row table:style-name="ro1">
          <table:table-cell office:value-type="float" office:value="2600000000" calcext:value-type="float">
            <text:p>2600000000</text:p>
          </table:table-cell>
          <table:table-cell office:value-type="float" office:value="22.012063034" calcext:value-type="float">
            <text:p>22.012063034</text:p>
          </table:table-cell>
          <table:table-cell office:value-type="float" office:value="126062166" calcext:value-type="float">
            <text:p>126062166</text:p>
          </table:table-cell>
        </table:table-row>
        <table:table-row table:style-name="ro1">
          <table:table-cell office:value-type="float" office:value="2700000000" calcext:value-type="float">
            <text:p>2700000000</text:p>
          </table:table-cell>
          <table:table-cell office:value-type="float" office:value="24.0191830281" calcext:value-type="float">
            <text:p>24.0191830281</text:p>
          </table:table-cell>
          <table:table-cell office:value-type="float" office:value="130670191" calcext:value-type="float">
            <text:p>130670191</text:p>
          </table:table-cell>
        </table:table-row>
        <table:table-row table:style-name="ro1">
          <table:table-cell office:value-type="float" office:value="2800000000" calcext:value-type="float">
            <text:p>2800000000</text:p>
          </table:table-cell>
          <table:table-cell office:value-type="float" office:value="24.7522308979" calcext:value-type="float">
            <text:p>24.7522308979</text:p>
          </table:table-cell>
          <table:table-cell office:value-type="float" office:value="135270257" calcext:value-type="float">
            <text:p>135270257</text:p>
          </table:table-cell>
        </table:table-row>
        <table:table-row table:style-name="ro1">
          <table:table-cell office:value-type="float" office:value="2900000000" calcext:value-type="float">
            <text:p>2900000000</text:p>
          </table:table-cell>
          <table:table-cell office:value-type="float" office:value="24.3075119497" calcext:value-type="float">
            <text:p>24.3075119497</text:p>
          </table:table-cell>
          <table:table-cell office:value-type="float" office:value="139864010" calcext:value-type="float">
            <text:p>139864010</text:p>
          </table:table-cell>
        </table:table-row>
        <table:table-row table:style-name="ro1">
          <table:table-cell office:value-type="float" office:value="3000000000" calcext:value-type="float">
            <text:p>3000000000</text:p>
          </table:table-cell>
          <table:table-cell office:value-type="float" office:value="26.5199970692" calcext:value-type="float">
            <text:p>26.5199970692</text:p>
          </table:table-cell>
          <table:table-cell office:value-type="float" office:value="144449536" calcext:value-type="float">
            <text:p>144449536</text:p>
          </table:table-cell>
        </table:table-row>
        <table:table-row table:style-name="ro1">
          <table:table-cell office:value-type="float" office:value="3100000000" calcext:value-type="float">
            <text:p>3100000000</text:p>
          </table:table-cell>
          <table:table-cell office:value-type="float" office:value="27.7222269376" calcext:value-type="float">
            <text:p>27.7222269376</text:p>
          </table:table-cell>
          <table:table-cell office:value-type="float" office:value="149028640" calcext:value-type="float">
            <text:p>149028640</text:p>
          </table:table-cell>
        </table:table-row>
        <table:table-row table:style-name="ro1">
          <table:table-cell office:value-type="float" office:value="3200000000" calcext:value-type="float">
            <text:p>3200000000</text:p>
          </table:table-cell>
          <table:table-cell office:value-type="float" office:value="28.7487220151" calcext:value-type="float">
            <text:p>28.7487220151</text:p>
          </table:table-cell>
          <table:table-cell office:value-type="float" office:value="153600804" calcext:value-type="float">
            <text:p>153600804</text:p>
          </table:table-cell>
        </table:table-row>
        <table:table-row table:style-name="ro1">
          <table:table-cell office:value-type="float" office:value="3300000000" calcext:value-type="float">
            <text:p>3300000000</text:p>
          </table:table-cell>
          <table:table-cell office:value-type="float" office:value="29.68840601" calcext:value-type="float">
            <text:p>29.68840601</text:p>
          </table:table-cell>
          <table:table-cell office:value-type="float" office:value="158165828" calcext:value-type="float">
            <text:p>158165828</text:p>
          </table:table-cell>
        </table:table-row>
        <table:table-row table:style-name="ro1">
          <table:table-cell office:value-type="float" office:value="3400000000" calcext:value-type="float">
            <text:p>3400000000</text:p>
          </table:table-cell>
          <table:table-cell office:value-type="float" office:value="29.7541698854" calcext:value-type="float">
            <text:p>29.7541698854</text:p>
          </table:table-cell>
          <table:table-cell office:value-type="float" office:value="162725195" calcext:value-type="float">
            <text:p>162725195</text:p>
          </table:table-cell>
        </table:table-row>
        <table:table-row table:style-name="ro1">
          <table:table-cell office:value-type="float" office:value="3500000000" calcext:value-type="float">
            <text:p>3500000000</text:p>
          </table:table-cell>
          <table:table-cell office:value-type="float" office:value="31.0977290192" calcext:value-type="float">
            <text:p>31.0977290192</text:p>
          </table:table-cell>
          <table:table-cell office:value-type="float" office:value="167279332" calcext:value-type="float">
            <text:p>167279332</text:p>
          </table:table-cell>
        </table:table-row>
        <table:table-row table:style-name="ro1">
          <table:table-cell office:value-type="float" office:value="3600000000" calcext:value-type="float">
            <text:p>3600000000</text:p>
          </table:table-cell>
          <table:table-cell office:value-type="float" office:value="30.4034039054" calcext:value-type="float">
            <text:p>30.4034039054</text:p>
          </table:table-cell>
          <table:table-cell office:value-type="float" office:value="171827135" calcext:value-type="float">
            <text:p>171827135</text:p>
          </table:table-cell>
        </table:table-row>
        <table:table-row table:style-name="ro1">
          <table:table-cell office:value-type="float" office:value="3700000000" calcext:value-type="float">
            <text:p>3700000000</text:p>
          </table:table-cell>
          <table:table-cell office:value-type="float" office:value="32.2375419811" calcext:value-type="float">
            <text:p>32.2375419811</text:p>
          </table:table-cell>
          <table:table-cell office:value-type="float" office:value="176369516" calcext:value-type="float">
            <text:p>176369516</text:p>
          </table:table-cell>
        </table:table-row>
        <table:table-row table:style-name="ro1">
          <table:table-cell office:value-type="float" office:value="3800000000" calcext:value-type="float">
            <text:p>3800000000</text:p>
          </table:table-cell>
          <table:table-cell office:value-type="float" office:value="31.9458291063" calcext:value-type="float">
            <text:p>31.9458291063</text:p>
          </table:table-cell>
          <table:table-cell office:value-type="float" office:value="180906193" calcext:value-type="float">
            <text:p>180906193</text:p>
          </table:table-cell>
        </table:table-row>
        <table:table-row table:style-name="ro1">
          <table:table-cell office:value-type="float" office:value="3900000000" calcext:value-type="float">
            <text:p>3900000000</text:p>
          </table:table-cell>
          <table:table-cell office:value-type="float" office:value="33.7550660629" calcext:value-type="float">
            <text:p>33.7550660629</text:p>
          </table:table-cell>
          <table:table-cell office:value-type="float" office:value="185436624" calcext:value-type="float">
            <text:p>185436624</text:p>
          </table:table-cell>
        </table:table-row>
        <table:table-row table:style-name="ro1">
          <table:table-cell office:value-type="float" office:value="4000000000" calcext:value-type="float">
            <text:p>4000000000</text:p>
          </table:table-cell>
          <table:table-cell office:value-type="float" office:value="35.4401829989" calcext:value-type="float">
            <text:p>35.4401829989</text:p>
          </table:table-cell>
          <table:table-cell office:value-type="float" office:value="189961811" calcext:value-type="float">
            <text:p>189961811</text:p>
          </table:table-cell>
        </table:table-row>
        <table:table-row table:style-name="ro1">
          <table:table-cell office:value-type="float" office:value="4100000000" calcext:value-type="float">
            <text:p>4100000000</text:p>
          </table:table-cell>
          <table:table-cell office:value-type="float" office:value="37.5744409737" calcext:value-type="float">
            <text:p>37.5744409737</text:p>
          </table:table-cell>
          <table:table-cell office:value-type="float" office:value="194481068" calcext:value-type="float">
            <text:p>194481068</text:p>
          </table:table-cell>
        </table:table-row>
        <table:table-row table:style-name="ro1">
          <table:table-cell office:value-type="float" office:value="4200000000" calcext:value-type="float">
            <text:p>4200000000</text:p>
          </table:table-cell>
          <table:table-cell office:value-type="float" office:value="36.3971849106" calcext:value-type="float">
            <text:p>36.3971849106</text:p>
          </table:table-cell>
          <table:table-cell office:value-type="float" office:value="198996102" calcext:value-type="float">
            <text:p>198996102</text:p>
          </table:table-cell>
        </table:table-row>
        <table:table-row table:style-name="ro1">
          <table:table-cell office:value-type="float" office:value="4300000000" calcext:value-type="float">
            <text:p>4300000000</text:p>
          </table:table-cell>
          <table:table-cell office:value-type="float" office:value="39.4326350207" calcext:value-type="float">
            <text:p>39.4326350207</text:p>
          </table:table-cell>
          <table:table-cell office:value-type="float" office:value="203507247" calcext:value-type="float">
            <text:p>203507247</text:p>
          </table:table-cell>
        </table:table-row>
        <table:table-row table:style-name="ro1">
          <table:table-cell office:value-type="float" office:value="4400000000" calcext:value-type="float">
            <text:p>4400000000</text:p>
          </table:table-cell>
          <table:table-cell office:value-type="float" office:value="39.6843409038" calcext:value-type="float">
            <text:p>39.6843409038</text:p>
          </table:table-cell>
          <table:table-cell office:value-type="float" office:value="208013453" calcext:value-type="float">
            <text:p>208013453</text:p>
          </table:table-cell>
        </table:table-row>
        <table:table-row table:style-name="ro1">
          <table:table-cell office:value-type="float" office:value="4500000000" calcext:value-type="float">
            <text:p>4500000000</text:p>
          </table:table-cell>
          <table:table-cell office:value-type="float" office:value="40.9982160748" calcext:value-type="float">
            <text:p>40.9982160748</text:p>
          </table:table-cell>
          <table:table-cell office:value-type="float" office:value="212514322" calcext:value-type="float">
            <text:p>212514322</text:p>
          </table:table-cell>
        </table:table-row>
        <table:table-row table:style-name="ro1">
          <table:table-cell office:value-type="float" office:value="4600000000" calcext:value-type="float">
            <text:p>4600000000</text:p>
          </table:table-cell>
          <table:table-cell office:value-type="float" office:value="42.0397039908" calcext:value-type="float">
            <text:p>42.0397039908</text:p>
          </table:table-cell>
          <table:table-cell office:value-type="float" office:value="217011318" calcext:value-type="float">
            <text:p>217011318</text:p>
          </table:table-cell>
        </table:table-row>
        <table:table-row table:style-name="ro1">
          <table:table-cell office:value-type="float" office:value="4700000000" calcext:value-type="float">
            <text:p>4700000000</text:p>
          </table:table-cell>
          <table:table-cell office:value-type="float" office:value="40.0793179277" calcext:value-type="float">
            <text:p>40.0793179277</text:p>
          </table:table-cell>
          <table:table-cell office:value-type="float" office:value="221504166" calcext:value-type="float">
            <text:p>221504166</text:p>
          </table:table-cell>
        </table:table-row>
        <table:table-row table:style-name="ro1">
          <table:table-cell office:value-type="float" office:value="4800000000" calcext:value-type="float">
            <text:p>4800000000</text:p>
          </table:table-cell>
          <table:table-cell office:value-type="float" office:value="43.8572569692" calcext:value-type="float">
            <text:p>43.8572569692</text:p>
          </table:table-cell>
          <table:table-cell office:value-type="float" office:value="225991742" calcext:value-type="float">
            <text:p>225991742</text:p>
          </table:table-cell>
        </table:table-row>
        <table:table-row table:style-name="ro1">
          <table:table-cell office:value-type="float" office:value="4900000000" calcext:value-type="float">
            <text:p>4900000000</text:p>
          </table:table-cell>
          <table:table-cell office:value-type="float" office:value="43.4854021191" calcext:value-type="float">
            <text:p>43.4854021191</text:p>
          </table:table-cell>
          <table:table-cell office:value-type="float" office:value="230475544" calcext:value-type="float">
            <text:p>230475544</text:p>
          </table:table-cell>
        </table:table-row>
        <table:table-row table:style-name="ro1">
          <table:table-cell office:value-type="float" office:value="5000000000" calcext:value-type="float">
            <text:p>5000000000</text:p>
          </table:table-cell>
          <table:table-cell office:value-type="float" office:value="44.1787881063" calcext:value-type="float">
            <text:p>44.1787881063</text:p>
          </table:table-cell>
          <table:table-cell office:value-type="float" office:value="234954222" calcext:value-type="float">
            <text:p>234954222</text:p>
          </table:table-cell>
        </table:table-row>
        <table:table-row table:style-name="ro1">
          <table:table-cell office:value-type="float" office:value="5100000000" calcext:value-type="float">
            <text:p>5100000000</text:p>
          </table:table-cell>
          <table:table-cell office:value-type="float" office:value="44.9570290788" calcext:value-type="float">
            <text:p>44.9570290788</text:p>
          </table:table-cell>
          <table:table-cell office:value-type="float" office:value="239429992" calcext:value-type="float">
            <text:p>239429992</text:p>
          </table:table-cell>
        </table:table-row>
        <table:table-row table:style-name="ro1">
          <table:table-cell office:value-type="float" office:value="5200000000" calcext:value-type="float">
            <text:p>5200000000</text:p>
          </table:table-cell>
          <table:table-cell office:value-type="float" office:value="46.6984629016" calcext:value-type="float">
            <text:p>46.6984629016</text:p>
          </table:table-cell>
          <table:table-cell office:value-type="float" office:value="243902341" calcext:value-type="float">
            <text:p>243902341</text:p>
          </table:table-cell>
        </table:table-row>
        <table:table-row table:style-name="ro1">
          <table:table-cell office:value-type="float" office:value="5300000000" calcext:value-type="float">
            <text:p>5300000000</text:p>
          </table:table-cell>
          <table:table-cell office:value-type="float" office:value="47.6761140653" calcext:value-type="float">
            <text:p>47.6761140653</text:p>
          </table:table-cell>
          <table:table-cell office:value-type="float" office:value="248370959" calcext:value-type="float">
            <text:p>248370959</text:p>
          </table:table-cell>
        </table:table-row>
        <table:table-row table:style-name="ro1">
          <table:table-cell office:value-type="float" office:value="5400000000" calcext:value-type="float">
            <text:p>5400000000</text:p>
          </table:table-cell>
          <table:table-cell office:value-type="float" office:value="47.4696160995" calcext:value-type="float">
            <text:p>47.4696160995</text:p>
          </table:table-cell>
          <table:table-cell office:value-type="float" office:value="252834064" calcext:value-type="float">
            <text:p>252834064</text:p>
          </table:table-cell>
        </table:table-row>
        <table:table-row table:style-name="ro1">
          <table:table-cell office:value-type="float" office:value="5500000000" calcext:value-type="float">
            <text:p>5500000000</text:p>
          </table:table-cell>
          <table:table-cell office:value-type="float" office:value="46.6416440002" calcext:value-type="float">
            <text:p>46.6416440002</text:p>
          </table:table-cell>
          <table:table-cell office:value-type="float" office:value="257294519" calcext:value-type="float">
            <text:p>257294519</text:p>
          </table:table-cell>
        </table:table-row>
        <table:table-row table:style-name="ro1">
          <table:table-cell office:value-type="float" office:value="5600000000" calcext:value-type="float">
            <text:p>5600000000</text:p>
          </table:table-cell>
          <table:table-cell office:value-type="float" office:value="48.1112979735" calcext:value-type="float">
            <text:p>48.1112979735</text:p>
          </table:table-cell>
          <table:table-cell office:value-type="float" office:value="261751863" calcext:value-type="float">
            <text:p>261751863</text:p>
          </table:table-cell>
        </table:table-row>
        <table:table-row table:style-name="ro1">
          <table:table-cell office:value-type="float" office:value="5700000000" calcext:value-type="float">
            <text:p>5700000000</text:p>
          </table:table-cell>
          <table:table-cell office:value-type="float" office:value="49.1435140716" calcext:value-type="float">
            <text:p>49.1435140716</text:p>
          </table:table-cell>
          <table:table-cell office:value-type="float" office:value="266206293" calcext:value-type="float">
            <text:p>266206293</text:p>
          </table:table-cell>
        </table:table-row>
        <table:table-row table:style-name="ro1">
          <table:table-cell office:value-type="float" office:value="5800000000" calcext:value-type="float">
            <text:p>5800000000</text:p>
          </table:table-cell>
          <table:table-cell office:value-type="float" office:value="52.7308600763" calcext:value-type="float">
            <text:p>52.7308600763</text:p>
          </table:table-cell>
          <table:table-cell office:value-type="float" office:value="270655551" calcext:value-type="float">
            <text:p>270655551</text:p>
          </table:table-cell>
        </table:table-row>
        <table:table-row table:style-name="ro1">
          <table:table-cell office:value-type="float" office:value="5900000000" calcext:value-type="float">
            <text:p>5900000000</text:p>
          </table:table-cell>
          <table:table-cell office:value-type="float" office:value="50.6470239388" calcext:value-type="float">
            <text:p>50.6470239388</text:p>
          </table:table-cell>
          <table:table-cell office:value-type="float" office:value="275101550" calcext:value-type="float">
            <text:p>275101550</text:p>
          </table:table-cell>
        </table:table-row>
        <table:table-row table:style-name="ro1">
          <table:table-cell office:value-type="float" office:value="6000000000" calcext:value-type="float">
            <text:p>6000000000</text:p>
          </table:table-cell>
          <table:table-cell office:value-type="float" office:value="52.0250790872" calcext:value-type="float">
            <text:p>52.0250790872</text:p>
          </table:table-cell>
          <table:table-cell office:value-type="float" office:value="279545367" calcext:value-type="float">
            <text:p>2795453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7-02-01T14:10:34.848313034</dc:date>
    <dc:creator>sibu </dc:creator>
    <meta:editing-duration>PT2M51S</meta:editing-duration>
    <meta:editing-cycles>3</meta:editing-cycles>
    <meta:document-statistic meta:table-count="1" meta:cell-count="18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5.252cm" svg:height="21.405cm" xlink:href=".." xlink:type="simple" chart:class="chart:scatter" chart:style-name="ch1">
        <chart:legend chart:legend-position="end" svg:x="42.902cm" svg:y="10.394cm" style:legend-expansion="high" chart:style-name="ch2"/>
        <chart:plot-area chart:style-name="ch3" table:cell-range-address="runtimes.A1:runtimes.B60" svg:x="0.905cm" svg:y="0.428cm" svg:width="41.092cm" svg:height="20.549cm">
          <chartooo:coordinate-region svg:x="1.569cm" svg:y="0.636cm" svg:width="39.393cm" svg:height="19.677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untimes.B1:runtimes.B60" chart:class="chart:scatter">
            <chart:domain table:cell-range-address="runtimes.A1:runtimes.A60"/>
            <chart:data-point chart:repeated="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000">
                <text:p>100000000</text:p>
                <draw:g>
                  <svg:desc>runtimes.A1:runtimes.A60</svg:desc>
                </draw:g>
              </table:table-cell>
              <table:table-cell office:value-type="float" office:value="0.6927529358">
                <text:p>0.6927529358</text:p>
                <draw:g>
                  <svg:desc>runtimes.B1:runtimes.B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0000">
                <text:p>200000000</text:p>
              </table:table-cell>
              <table:table-cell office:value-type="float" office:value="1.5407490117">
                <text:p>1.54074901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0000">
                <text:p>300000000</text:p>
              </table:table-cell>
              <table:table-cell office:value-type="float" office:value="2.2783710453">
                <text:p>2.27837104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0000">
                <text:p>400000000</text:p>
              </table:table-cell>
              <table:table-cell office:value-type="float" office:value="3.1714290402">
                <text:p>3.17142904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000">
                <text:p>500000000</text:p>
              </table:table-cell>
              <table:table-cell office:value-type="float" office:value="3.9901179841">
                <text:p>3.99011798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00000">
                <text:p>600000000</text:p>
              </table:table-cell>
              <table:table-cell office:value-type="float" office:value="5.011878017">
                <text:p>5.0118780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00000">
                <text:p>700000000</text:p>
              </table:table-cell>
              <table:table-cell office:value-type="float" office:value="5.5832778916">
                <text:p>5.58327789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0000">
                <text:p>800000000</text:p>
              </table:table-cell>
              <table:table-cell office:value-type="float" office:value="6.8093409411">
                <text:p>6.80934094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00000">
                <text:p>900000000</text:p>
              </table:table-cell>
              <table:table-cell office:value-type="float" office:value="7.3026679844">
                <text:p>7.30266798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0000">
                <text:p>1000000000</text:p>
              </table:table-cell>
              <table:table-cell office:value-type="float" office:value="8.0484920487">
                <text:p>8.04849204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000000">
                <text:p>1100000000</text:p>
              </table:table-cell>
              <table:table-cell office:value-type="float" office:value="9.4263940965">
                <text:p>9.42639409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000000">
                <text:p>1200000000</text:p>
              </table:table-cell>
              <table:table-cell office:value-type="float" office:value="10.0174689825">
                <text:p>10.01746898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000000">
                <text:p>1300000000</text:p>
              </table:table-cell>
              <table:table-cell office:value-type="float" office:value="10.3775840185">
                <text:p>10.37758401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000000">
                <text:p>1400000000</text:p>
              </table:table-cell>
              <table:table-cell office:value-type="float" office:value="11.0751651153">
                <text:p>11.07516511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000000">
                <text:p>1500000000</text:p>
              </table:table-cell>
              <table:table-cell office:value-type="float" office:value="11.9925879208">
                <text:p>11.99258792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000000">
                <text:p>1600000000</text:p>
              </table:table-cell>
              <table:table-cell office:value-type="float" office:value="13.9449501191">
                <text:p>13.94495011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000000">
                <text:p>1700000000</text:p>
              </table:table-cell>
              <table:table-cell office:value-type="float" office:value="14.2521269333">
                <text:p>14.2521269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000000">
                <text:p>1800000000</text:p>
              </table:table-cell>
              <table:table-cell office:value-type="float" office:value="14.924550968">
                <text:p>14.9245509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000000">
                <text:p>1900000000</text:p>
              </table:table-cell>
              <table:table-cell office:value-type="float" office:value="16.3945279494">
                <text:p>16.39452794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000000">
                <text:p>2000000000</text:p>
              </table:table-cell>
              <table:table-cell office:value-type="float" office:value="16.617560026">
                <text:p>16.6175600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000000">
                <text:p>2100000000</text:p>
              </table:table-cell>
              <table:table-cell office:value-type="float" office:value="17.4123429244">
                <text:p>17.41234292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000000">
                <text:p>2200000000</text:p>
              </table:table-cell>
              <table:table-cell office:value-type="float" office:value="19.252283056">
                <text:p>19.2522830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000000">
                <text:p>2300000000</text:p>
              </table:table-cell>
              <table:table-cell office:value-type="float" office:value="20.0979319791">
                <text:p>20.09793197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000000">
                <text:p>2400000000</text:p>
              </table:table-cell>
              <table:table-cell office:value-type="float" office:value="20.6734950301">
                <text:p>20.67349503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000000">
                <text:p>2500000000</text:p>
              </table:table-cell>
              <table:table-cell office:value-type="float" office:value="22.0877529756">
                <text:p>22.08775297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000000">
                <text:p>2600000000</text:p>
              </table:table-cell>
              <table:table-cell office:value-type="float" office:value="22.012063034">
                <text:p>22.0120630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000000">
                <text:p>2700000000</text:p>
              </table:table-cell>
              <table:table-cell office:value-type="float" office:value="24.0191830281">
                <text:p>24.01918302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000000">
                <text:p>2800000000</text:p>
              </table:table-cell>
              <table:table-cell office:value-type="float" office:value="24.7522308979">
                <text:p>24.75223089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000000">
                <text:p>2900000000</text:p>
              </table:table-cell>
              <table:table-cell office:value-type="float" office:value="24.3075119497">
                <text:p>24.30751194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000000">
                <text:p>3000000000</text:p>
              </table:table-cell>
              <table:table-cell office:value-type="float" office:value="26.5199970692">
                <text:p>26.51999706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000000">
                <text:p>3100000000</text:p>
              </table:table-cell>
              <table:table-cell office:value-type="float" office:value="27.7222269376">
                <text:p>27.72222693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000000">
                <text:p>3200000000</text:p>
              </table:table-cell>
              <table:table-cell office:value-type="float" office:value="28.7487220151">
                <text:p>28.74872201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000000">
                <text:p>3300000000</text:p>
              </table:table-cell>
              <table:table-cell office:value-type="float" office:value="29.68840601">
                <text:p>29.688406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000000">
                <text:p>3400000000</text:p>
              </table:table-cell>
              <table:table-cell office:value-type="float" office:value="29.7541698854">
                <text:p>29.75416988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000000">
                <text:p>3500000000</text:p>
              </table:table-cell>
              <table:table-cell office:value-type="float" office:value="31.0977290192">
                <text:p>31.09772901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000000">
                <text:p>3600000000</text:p>
              </table:table-cell>
              <table:table-cell office:value-type="float" office:value="30.4034039054">
                <text:p>30.40340390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000000">
                <text:p>3700000000</text:p>
              </table:table-cell>
              <table:table-cell office:value-type="float" office:value="32.2375419811">
                <text:p>32.23754198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000000">
                <text:p>3800000000</text:p>
              </table:table-cell>
              <table:table-cell office:value-type="float" office:value="31.9458291063">
                <text:p>31.94582910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000000">
                <text:p>3900000000</text:p>
              </table:table-cell>
              <table:table-cell office:value-type="float" office:value="33.7550660629">
                <text:p>33.75506606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000000">
                <text:p>4000000000</text:p>
              </table:table-cell>
              <table:table-cell office:value-type="float" office:value="35.4401829989">
                <text:p>35.44018299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000000">
                <text:p>4100000000</text:p>
              </table:table-cell>
              <table:table-cell office:value-type="float" office:value="37.5744409737">
                <text:p>37.57444097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000000">
                <text:p>4200000000</text:p>
              </table:table-cell>
              <table:table-cell office:value-type="float" office:value="36.3971849106">
                <text:p>36.39718491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000000">
                <text:p>4300000000</text:p>
              </table:table-cell>
              <table:table-cell office:value-type="float" office:value="39.4326350207">
                <text:p>39.43263502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000000">
                <text:p>4400000000</text:p>
              </table:table-cell>
              <table:table-cell office:value-type="float" office:value="39.6843409038">
                <text:p>39.68434090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000000">
                <text:p>4500000000</text:p>
              </table:table-cell>
              <table:table-cell office:value-type="float" office:value="40.9982160748">
                <text:p>40.99821607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000000">
                <text:p>4600000000</text:p>
              </table:table-cell>
              <table:table-cell office:value-type="float" office:value="42.0397039908">
                <text:p>42.03970399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000000">
                <text:p>4700000000</text:p>
              </table:table-cell>
              <table:table-cell office:value-type="float" office:value="40.0793179277">
                <text:p>40.07931792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000000">
                <text:p>4800000000</text:p>
              </table:table-cell>
              <table:table-cell office:value-type="float" office:value="43.8572569692">
                <text:p>43.85725696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000000">
                <text:p>4900000000</text:p>
              </table:table-cell>
              <table:table-cell office:value-type="float" office:value="43.4854021191">
                <text:p>43.48540211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000000">
                <text:p>5000000000</text:p>
              </table:table-cell>
              <table:table-cell office:value-type="float" office:value="44.1787881063">
                <text:p>44.17878810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000000">
                <text:p>5100000000</text:p>
              </table:table-cell>
              <table:table-cell office:value-type="float" office:value="44.9570290788">
                <text:p>44.95702907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000000">
                <text:p>5200000000</text:p>
              </table:table-cell>
              <table:table-cell office:value-type="float" office:value="46.6984629016">
                <text:p>46.69846290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000000">
                <text:p>5300000000</text:p>
              </table:table-cell>
              <table:table-cell office:value-type="float" office:value="47.6761140653">
                <text:p>47.67611406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000000">
                <text:p>5400000000</text:p>
              </table:table-cell>
              <table:table-cell office:value-type="float" office:value="47.4696160995">
                <text:p>47.46961609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000000">
                <text:p>5500000000</text:p>
              </table:table-cell>
              <table:table-cell office:value-type="float" office:value="46.6416440002">
                <text:p>46.64164400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000000">
                <text:p>5600000000</text:p>
              </table:table-cell>
              <table:table-cell office:value-type="float" office:value="48.1112979735">
                <text:p>48.11129797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000000">
                <text:p>5700000000</text:p>
              </table:table-cell>
              <table:table-cell office:value-type="float" office:value="49.1435140716">
                <text:p>49.14351407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000000">
                <text:p>5800000000</text:p>
              </table:table-cell>
              <table:table-cell office:value-type="float" office:value="52.7308600763">
                <text:p>52.73086007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000000">
                <text:p>5900000000</text:p>
              </table:table-cell>
              <table:table-cell office:value-type="float" office:value="50.6470239388">
                <text:p>50.64702393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000000">
                <text:p>6000000000</text:p>
              </table:table-cell>
              <table:table-cell office:value-type="float" office:value="52.0250790872">
                <text:p>52.02507908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1.602cm" svg:height="18.545cm" xlink:href=".." xlink:type="simple" chart:class="chart:scatter" chart:style-name="ch1">
        <chart:legend chart:legend-position="end" svg:x="39.223cm" svg:y="8.964cm" style:legend-expansion="high" chart:style-name="ch2"/>
        <chart:plot-area chart:style-name="ch3" table:cell-range-address="runtimes.A1:runtimes.A60 runtimes.C1:runtimes.C60" svg:x="0.832cm" svg:y="0.37cm" svg:width="37.559cm" svg:height="17.805cm">
          <chartooo:coordinate-region svg:x="2.944cm" svg:y="0.579cm" svg:width="34.412cm" svg:height="16.932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untimes.C1:runtimes.C60" chart:class="chart:scatter">
            <chart:domain table:cell-range-address="runtimes.A1:runtimes.A60"/>
            <chart:data-point chart:repeated="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000">
                <text:p>100000000</text:p>
                <draw:g>
                  <svg:desc>runtimes.A1:runtimes.A60</svg:desc>
                </draw:g>
              </table:table-cell>
              <table:table-cell office:value-type="float" office:value="5761454">
                <text:p>5761454</text:p>
                <draw:g>
                  <svg:desc>runtimes.C1:runtimes.C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0000">
                <text:p>200000000</text:p>
              </table:table-cell>
              <table:table-cell office:value-type="float" office:value="11078936">
                <text:p>110789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0000">
                <text:p>300000000</text:p>
              </table:table-cell>
              <table:table-cell office:value-type="float" office:value="16252324">
                <text:p>162523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0000">
                <text:p>400000000</text:p>
              </table:table-cell>
              <table:table-cell office:value-type="float" office:value="21336325">
                <text:p>213363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000">
                <text:p>500000000</text:p>
              </table:table-cell>
              <table:table-cell office:value-type="float" office:value="26355866">
                <text:p>263558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00000">
                <text:p>600000000</text:p>
              </table:table-cell>
              <table:table-cell office:value-type="float" office:value="31324702">
                <text:p>313247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00000">
                <text:p>700000000</text:p>
              </table:table-cell>
              <table:table-cell office:value-type="float" office:value="36252930">
                <text:p>362529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0000">
                <text:p>800000000</text:p>
              </table:table-cell>
              <table:table-cell office:value-type="float" office:value="41146178">
                <text:p>411461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00000">
                <text:p>900000000</text:p>
              </table:table-cell>
              <table:table-cell office:value-type="float" office:value="46009214">
                <text:p>460092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0000">
                <text:p>1000000000</text:p>
              </table:table-cell>
              <table:table-cell office:value-type="float" office:value="50847533">
                <text:p>508475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000000">
                <text:p>1100000000</text:p>
              </table:table-cell>
              <table:table-cell office:value-type="float" office:value="55662469">
                <text:p>556624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000000">
                <text:p>1200000000</text:p>
              </table:table-cell>
              <table:table-cell office:value-type="float" office:value="60454704">
                <text:p>604547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000000">
                <text:p>1300000000</text:p>
              </table:table-cell>
              <table:table-cell office:value-type="float" office:value="65228332">
                <text:p>652283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000000">
                <text:p>1400000000</text:p>
              </table:table-cell>
              <table:table-cell office:value-type="float" office:value="69985472">
                <text:p>699854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000000">
                <text:p>1500000000</text:p>
              </table:table-cell>
              <table:table-cell office:value-type="float" office:value="74726527">
                <text:p>747265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000000">
                <text:p>1600000000</text:p>
              </table:table-cell>
              <table:table-cell office:value-type="float" office:value="79451832">
                <text:p>794518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000000">
                <text:p>1700000000</text:p>
              </table:table-cell>
              <table:table-cell office:value-type="float" office:value="84163018">
                <text:p>841630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000000">
                <text:p>1800000000</text:p>
              </table:table-cell>
              <table:table-cell office:value-type="float" office:value="88862421">
                <text:p>888624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000000">
                <text:p>1900000000</text:p>
              </table:table-cell>
              <table:table-cell office:value-type="float" office:value="93547927">
                <text:p>935479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000000">
                <text:p>2000000000</text:p>
              </table:table-cell>
              <table:table-cell office:value-type="float" office:value="98222286">
                <text:p>982222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000000">
                <text:p>2100000000</text:p>
              </table:table-cell>
              <table:table-cell office:value-type="float" office:value="102886525">
                <text:p>1028865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000000">
                <text:p>2200000000</text:p>
              </table:table-cell>
              <table:table-cell office:value-type="float" office:value="107540121">
                <text:p>1075401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000000">
                <text:p>2300000000</text:p>
              </table:table-cell>
              <table:table-cell office:value-type="float" office:value="112184939">
                <text:p>1121849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000000">
                <text:p>2400000000</text:p>
              </table:table-cell>
              <table:table-cell office:value-type="float" office:value="116818446">
                <text:p>1168184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000000">
                <text:p>2500000000</text:p>
              </table:table-cell>
              <table:table-cell office:value-type="float" office:value="121443370">
                <text:p>12144337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000000">
                <text:p>2600000000</text:p>
              </table:table-cell>
              <table:table-cell office:value-type="float" office:value="126062166">
                <text:p>1260621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000000">
                <text:p>2700000000</text:p>
              </table:table-cell>
              <table:table-cell office:value-type="float" office:value="130670191">
                <text:p>1306701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000000">
                <text:p>2800000000</text:p>
              </table:table-cell>
              <table:table-cell office:value-type="float" office:value="135270257">
                <text:p>1352702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000000">
                <text:p>2900000000</text:p>
              </table:table-cell>
              <table:table-cell office:value-type="float" office:value="139864010">
                <text:p>1398640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000000">
                <text:p>3000000000</text:p>
              </table:table-cell>
              <table:table-cell office:value-type="float" office:value="144449536">
                <text:p>1444495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000000">
                <text:p>3100000000</text:p>
              </table:table-cell>
              <table:table-cell office:value-type="float" office:value="149028640">
                <text:p>14902864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000000">
                <text:p>3200000000</text:p>
              </table:table-cell>
              <table:table-cell office:value-type="float" office:value="153600804">
                <text:p>1536008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000000">
                <text:p>3300000000</text:p>
              </table:table-cell>
              <table:table-cell office:value-type="float" office:value="158165828">
                <text:p>1581658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000000">
                <text:p>3400000000</text:p>
              </table:table-cell>
              <table:table-cell office:value-type="float" office:value="162725195">
                <text:p>1627251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000000">
                <text:p>3500000000</text:p>
              </table:table-cell>
              <table:table-cell office:value-type="float" office:value="167279332">
                <text:p>1672793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000000">
                <text:p>3600000000</text:p>
              </table:table-cell>
              <table:table-cell office:value-type="float" office:value="171827135">
                <text:p>1718271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000000">
                <text:p>3700000000</text:p>
              </table:table-cell>
              <table:table-cell office:value-type="float" office:value="176369516">
                <text:p>1763695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000000">
                <text:p>3800000000</text:p>
              </table:table-cell>
              <table:table-cell office:value-type="float" office:value="180906193">
                <text:p>1809061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000000">
                <text:p>3900000000</text:p>
              </table:table-cell>
              <table:table-cell office:value-type="float" office:value="185436624">
                <text:p>1854366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000000">
                <text:p>4000000000</text:p>
              </table:table-cell>
              <table:table-cell office:value-type="float" office:value="189961811">
                <text:p>1899618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000000">
                <text:p>4100000000</text:p>
              </table:table-cell>
              <table:table-cell office:value-type="float" office:value="194481068">
                <text:p>1944810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000000">
                <text:p>4200000000</text:p>
              </table:table-cell>
              <table:table-cell office:value-type="float" office:value="198996102">
                <text:p>1989961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000000">
                <text:p>4300000000</text:p>
              </table:table-cell>
              <table:table-cell office:value-type="float" office:value="203507247">
                <text:p>2035072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000000">
                <text:p>4400000000</text:p>
              </table:table-cell>
              <table:table-cell office:value-type="float" office:value="208013453">
                <text:p>2080134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000000">
                <text:p>4500000000</text:p>
              </table:table-cell>
              <table:table-cell office:value-type="float" office:value="212514322">
                <text:p>2125143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000000">
                <text:p>4600000000</text:p>
              </table:table-cell>
              <table:table-cell office:value-type="float" office:value="217011318">
                <text:p>2170113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000000">
                <text:p>4700000000</text:p>
              </table:table-cell>
              <table:table-cell office:value-type="float" office:value="221504166">
                <text:p>2215041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000000">
                <text:p>4800000000</text:p>
              </table:table-cell>
              <table:table-cell office:value-type="float" office:value="225991742">
                <text:p>2259917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000000">
                <text:p>4900000000</text:p>
              </table:table-cell>
              <table:table-cell office:value-type="float" office:value="230475544">
                <text:p>2304755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000000">
                <text:p>5000000000</text:p>
              </table:table-cell>
              <table:table-cell office:value-type="float" office:value="234954222">
                <text:p>2349542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000000">
                <text:p>5100000000</text:p>
              </table:table-cell>
              <table:table-cell office:value-type="float" office:value="239429992">
                <text:p>2394299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000000">
                <text:p>5200000000</text:p>
              </table:table-cell>
              <table:table-cell office:value-type="float" office:value="243902341">
                <text:p>2439023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000000">
                <text:p>5300000000</text:p>
              </table:table-cell>
              <table:table-cell office:value-type="float" office:value="248370959">
                <text:p>2483709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000000">
                <text:p>5400000000</text:p>
              </table:table-cell>
              <table:table-cell office:value-type="float" office:value="252834064">
                <text:p>2528340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000000">
                <text:p>5500000000</text:p>
              </table:table-cell>
              <table:table-cell office:value-type="float" office:value="257294519">
                <text:p>2572945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000000">
                <text:p>5600000000</text:p>
              </table:table-cell>
              <table:table-cell office:value-type="float" office:value="261751863">
                <text:p>2617518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000000">
                <text:p>5700000000</text:p>
              </table:table-cell>
              <table:table-cell office:value-type="float" office:value="266206293">
                <text:p>2662062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000000">
                <text:p>5800000000</text:p>
              </table:table-cell>
              <table:table-cell office:value-type="float" office:value="270655551">
                <text:p>2706555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000000">
                <text:p>5900000000</text:p>
              </table:table-cell>
              <table:table-cell office:value-type="float" office:value="275101550">
                <text:p>27510155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000000">
                <text:p>6000000000</text:p>
              </table:table-cell>
              <table:table-cell office:value-type="float" office:value="279545367">
                <text:p>2795453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